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4" style:family="table-cell" style:parent-style-name="Default" style:data-style-name="N0">
      <style:table-cell-properties fo:border-bottom="0.06pt solid #4472c4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" style:family="table-cell" style:parent-style-name="Default" style:data-style-name="N0"/>
    <style:style style:name="ce10" style:family="table-cell" style:parent-style-name="Default">
      <style:table-cell-properties fo:border="0.51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3mm" svg:height="89.99mm" svg:x="19.03mm" svg:y="83.97mm">
            <draw:object draw:notify-on-update-of-ranges="Hoja1.B1:Hoja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3mm" svg:height="90mm" svg:x="193.28mm" svg:y="82.18mm">
            <draw:object draw:notify-on-update-of-ranges="Hoja1.C1:Hoja1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float" office:value="0.001239154" calcext:value-type="float">
            <text:p>0,001239154</text:p>
          </table:table-cell>
          <table:table-cell table:style-name="ce10" office:value-type="float" office:value="0.000446752" calcext:value-type="float">
            <text:p>0,000446752</text:p>
          </table:table-cell>
          <table:table-cell table:number-columns-repeated="102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1" office:value-type="float" office:value="0.00129667" calcext:value-type="float">
            <text:p>0,00129667</text:p>
          </table:table-cell>
          <table:table-cell table:style-name="ce11" office:value-type="float" office:value="0.000445444" calcext:value-type="float">
            <text:p>0,000445444</text:p>
          </table:table-cell>
          <table:table-cell table:number-columns-repeated="102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float" office:value="0.001277795" calcext:value-type="float">
            <text:p>0,001277795</text:p>
          </table:table-cell>
          <table:table-cell table:style-name="ce11" office:value-type="float" office:value="0.000456025" calcext:value-type="float">
            <text:p>0,000456025</text:p>
          </table:table-cell>
          <table:table-cell table:number-columns-repeated="102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1" office:value-type="float" office:value="0.001252859" calcext:value-type="float">
            <text:p>0,001252859</text:p>
          </table:table-cell>
          <table:table-cell table:style-name="ce11" office:value-type="float" office:value="0.000437343" calcext:value-type="float">
            <text:p>0,000437343</text:p>
          </table:table-cell>
          <table:table-cell table:number-columns-repeated="1021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1" office:value-type="float" office:value="0.001251832" calcext:value-type="float">
            <text:p>0,001251832</text:p>
          </table:table-cell>
          <table:table-cell table:style-name="ce11" office:value-type="float" office:value="0.000441643" calcext:value-type="float">
            <text:p>0,000441643</text:p>
          </table:table-cell>
          <table:table-cell table:number-columns-repeated="1021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11" office:value-type="float" office:value="0.001246629" calcext:value-type="float">
            <text:p>0,001246629</text:p>
          </table:table-cell>
          <table:table-cell table:style-name="ce11" office:value-type="float" office:value="0.000439782" calcext:value-type="float">
            <text:p>0,000439782</text:p>
          </table:table-cell>
          <table:table-cell table:number-columns-repeated="1021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11" office:value-type="float" office:value="0.001248747" calcext:value-type="float">
            <text:p>0,001248747</text:p>
          </table:table-cell>
          <table:table-cell table:style-name="ce11" office:value-type="float" office:value="0.000444902" calcext:value-type="float">
            <text:p>0,000444902</text:p>
          </table:table-cell>
          <table:table-cell table:number-columns-repeated="1021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11" office:value-type="float" office:value="0.001234621" calcext:value-type="float">
            <text:p>0,001234621</text:p>
          </table:table-cell>
          <table:table-cell table:style-name="ce11" office:value-type="float" office:value="0.00044713" calcext:value-type="float">
            <text:p>0,00044713</text:p>
          </table:table-cell>
          <table:table-cell table:number-columns-repeated="1021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11" office:value-type="float" office:value="0.001247365" calcext:value-type="float">
            <text:p>0,001247365</text:p>
          </table:table-cell>
          <table:table-cell table:style-name="ce11" office:value-type="float" office:value="0.000425289" calcext:value-type="float">
            <text:p>0,000425289</text:p>
          </table:table-cell>
          <table:table-cell table:number-columns-repeated="1021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table:style-name="ce11" office:value-type="float" office:value="0.001271929" calcext:value-type="float">
            <text:p>0,001271929</text:p>
          </table:table-cell>
          <table:table-cell table:style-name="ce11" office:value-type="float" office:value="0.00044008" calcext:value-type="float">
            <text:p>0,00044008</text:p>
          </table:table-cell>
          <table:table-cell table:number-columns-repeated="1021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1" office:value-type="float" office:value="0.001296398" calcext:value-type="float">
            <text:p>0,001296398</text:p>
          </table:table-cell>
          <table:table-cell table:style-name="ce11" office:value-type="float" office:value="0.000447138" calcext:value-type="float">
            <text:p>0,000447138</text:p>
          </table:table-cell>
          <table:table-cell table:number-columns-repeated="1021"/>
        </table:table-row>
        <table:table-row table:style-name="ro8">
          <table:table-cell table:style-name="ce4" office:value-type="float" office:value="12" calcext:value-type="float">
            <text:p>12</text:p>
          </table:table-cell>
          <table:table-cell table:style-name="ce11" office:value-type="float" office:value="0.001249545" calcext:value-type="float">
            <text:p>0,001249545</text:p>
          </table:table-cell>
          <table:table-cell table:style-name="ce11" office:value-type="float" office:value="0.000436532" calcext:value-type="float">
            <text:p>0,000436532</text:p>
          </table:table-cell>
          <table:table-cell table:number-columns-repeated="1021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initial-creator>Javi</meta:initial-creator>
    <meta:creation-date>2018-04-22T13:56:12Z</meta:creation-date>
    <dc:date>2019-04-29T00:09:32.210000000</dc:date>
    <meta:editing-duration>PT29M21S</meta:editing-duration>
    <meta:editing-cycles>1</meta:editing-cycles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line" chart:style-name="ch1">
        <chart:title svg:x="5.417cm" svg:y="0.316cm" chart:style-name="ch2">
          <text:p>Ejecucion en atcgrid 40k</text:p>
        </chart:title>
        <chart:legend chart:legend-position="end" svg:x="12.957cm" svg:y="4.201cm" style:legend-expansion="high" chart:style-name="ch3"/>
        <chart:plot-area chart:style-name="ch4" table:cell-range-address="Hoja1.B1:Hoja1.B12" svg:x="1.33cm" svg:y="1.275cm" svg:width="11.308cm" svg:height="6.564cm">
          <chartooo:coordinate-region svg:x="2.798cm" svg:y="1.474cm" svg:width="9.653cm" svg:height="5.718cm"/>
          <chart:axis chart:dimension="x" chart:name="primary-x" chart:style-name="ch5">
            <chart:title svg:x="5.895cm" svg:y="8.019cm" chart:style-name="ch6">
              <text:p>Nº de Thread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B1:Hoja1.B1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39154">
                <text:p>0.001239154</text:p>
                <draw:g>
                  <svg:desc>Hoja1.B1:Hoja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9667">
                <text:p>0.00129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77795">
                <text:p>0.001277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52859">
                <text:p>0.001252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51832">
                <text:p>0.001251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46629">
                <text:p>0.001246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8747">
                <text:p>0.001248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34621">
                <text:p>0.001234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47365">
                <text:p>0.001247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71929">
                <text:p>0.001271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96398">
                <text:p>0.00129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49545">
                <text:p>0.001249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1cm" xlink:href=".." xlink:type="simple" chart:class="chart:line" chart:style-name="ch1">
        <chart:title svg:x="5.394cm" svg:y="0.294cm" chart:style-name="ch2">
          <text:p>Ejecucion en atcgrid 15k</text:p>
        </chart:title>
        <chart:legend chart:legend-position="end" svg:x="12.957cm" svg:y="4.201cm" style:legend-expansion="high" chart:style-name="ch3"/>
        <chart:plot-area chart:style-name="ch4" table:cell-range-address="Hoja1.C1:Hoja1.C12" svg:x="1.33cm" svg:y="1.275cm" svg:width="11.308cm" svg:height="6.565cm">
          <chartooo:coordinate-region svg:x="2.798cm" svg:y="1.474cm" svg:width="9.653cm" svg:height="5.719cm"/>
          <chart:axis chart:dimension="x" chart:name="primary-x" chart:style-name="ch5">
            <chart:title svg:x="5.948cm" svg:y="8.02cm" chart:style-name="ch6">
              <text:p>Nº de threads</text:p>
            </chart:title>
          </chart:axis>
          <chart:axis chart:dimension="y" chart:name="primary-y" chart:style-name="ch5">
            <chart:title svg:x="0.451cm" svg:y="5.104cm" chart:style-name="ch7">
              <text:p>tiempo</text:p>
            </chart:title>
            <chart:grid chart:style-name="ch8" chart:class="major"/>
          </chart:axis>
          <chart:series chart:style-name="ch9" chart:values-cell-range-address="Hoja1.C1:Hoja1.C1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46752">
                <text:p>0.000446752</text:p>
                <draw:g>
                  <svg:desc>Hoja1.C1:Hoja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45444">
                <text:p>0.000445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56025">
                <text:p>0.000456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37343">
                <text:p>0.000437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41643">
                <text:p>0.000441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39782">
                <text:p>0.000439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44902">
                <text:p>0.000444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4713">
                <text:p>0.00044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25289">
                <text:p>0.000425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4008">
                <text:p>0.00044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47138">
                <text:p>0.00044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436532">
                <text:p>0.000436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